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_1043__1080__1087__1077__1088__1089__1089__1099__1083__1082__1072_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_1043__1080__1087__1077__1088__1089__1089__1099__1083__1082__1072_" style:data-style-name="N36">
      <style:table-cell-properties fo:border="thin solid #000000" style:vertical-align="top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Excel_32_Built-in_32_Normal" style:data-style-name="N36">
      <style:table-cell-properties fo:border="thin solid #000000" style:vertical-align="top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Excel_32_Built-in_32_Normal" style:data-style-name="N36">
      <style:table-cell-properties fo:border="thin solid #000000" style:vertical-align="top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5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page" style:column-width="6.48229166666667cm"/>
    </style:style>
    <style:style style:name="co6" style:family="table-column">
      <style:table-column-properties fo:break-before="auto" style:column-width="9.36625cm"/>
    </style:style>
    <style:style style:name="co7" style:family="table-column">
      <style:table-column-properties fo:break-before="page" style:column-width="3.12208333333333cm"/>
    </style:style>
    <style:style style:name="co8" style:family="table-column">
      <style:table-column-properties fo:break-before="auto" style:column-width="6.19125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page" style:column-width="1.77270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6.6675cm"/>
    </style:style>
    <style:style style:name="co18" style:family="table-column">
      <style:table-column-properties fo:break-before="auto" style:column-width="3.12208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75.2pt" style:use-optimal-row-height="false" fo:break-before="auto"/>
    </style:style>
    <style:style style:name="ro3" style:family="table-row">
      <style:table-row-properties style:row-height="282.6pt" style:use-optimal-row-height="false" fo:break-before="auto"/>
    </style:style>
    <style:style style:name="ro4" style:family="table-row">
      <style:table-row-properties style:row-height="284.4pt" style:use-optimal-row-height="false" fo:break-before="auto"/>
    </style:style>
    <style:style style:name="ro5" style:family="table-row">
      <style:table-row-properties style:row-height="259.2pt" style:use-optimal-row-height="false" fo:break-before="auto"/>
    </style:style>
    <style:style style:name="ro6" style:family="table-row">
      <style:table-row-properties style:row-height="267pt" style:use-optimal-row-height="false" fo:break-before="auto"/>
    </style:style>
    <style:style style:name="ro7" style:family="table-row">
      <style:table-row-properties style:row-height="186pt" style:use-optimal-row-height="false" fo:break-before="auto"/>
    </style:style>
    <style:style style:name="ro8" style:family="table-row">
      <style:table-row-properties style:row-height="164.4pt" style:use-optimal-row-height="false" fo:break-before="auto"/>
    </style:style>
    <style:style style:name="ro9" style:family="table-row">
      <style:table-row-properties style:row-height="263.4pt" style:use-optimal-row-height="false" fo:break-before="auto"/>
    </style:style>
    <style:style style:name="ro10" style:family="table-row">
      <style:table-row-properties style:row-height="169.8pt" style:use-optimal-row-height="false" fo:break-before="auto"/>
    </style:style>
    <style:style style:name="ro11" style:family="table-row">
      <style:table-row-properties style:row-height="108pt" style:use-optimal-row-height="false" fo:break-before="auto"/>
    </style:style>
    <style:style style:name="ro12" style:family="table-row">
      <style:table-row-properties style:row-height="194.4pt" style:use-optimal-row-height="false" fo:break-before="auto"/>
    </style:style>
    <style:style style:name="ro13" style:family="table-row">
      <style:table-row-properties style:row-height="185.4pt" style:use-optimal-row-height="false" fo:break-before="auto"/>
    </style:style>
    <style:style style:name="ro14" style:family="table-row">
      <style:table-row-properties style:row-height="192pt" style:use-optimal-row-height="false" fo:break-before="auto"/>
    </style:style>
    <style:style style:name="ro15" style:family="table-row">
      <style:table-row-properties style:row-height="184.8pt" style:use-optimal-row-height="false" fo:break-before="auto"/>
    </style:style>
    <style:style style:name="ro16" style:family="table-row">
      <style:table-row-properties style:row-height="192.6pt" style:use-optimal-row-height="false" fo:break-before="auto"/>
    </style:style>
    <style:style style:name="ro17" style:family="table-row">
      <style:table-row-properties style:row-height="15.6pt" style:use-optimal-row-height="true" fo:break-before="auto"/>
    </style:style>
    <style:style style:name="ro18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moke_test" table:style-name="ta1">
        <table:table-column table:style-name="co1" table:default-cell-style-name="ce17"/>
        <table:table-column table:style-name="co2" table:default-cell-style-name="ce12"/>
        <table:table-column table:style-name="co3" table:default-cell-style-name="ce30"/>
        <table:table-column table:style-name="co4" table:default-cell-style-name="ce22"/>
        <table:table-column table:style-name="co5" table:default-cell-style-name="ce23"/>
        <table:table-column table:style-name="co6" table:default-cell-style-name="ce23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9" table:default-cell-style-name="ce21"/>
        <table:table-column table:style-name="co10" table:default-cell-style-name="ce21"/>
        <table:table-column table:style-name="co9" table:number-columns-repeated="10" table:default-cell-style-name="ce21"/>
        <table:table-column table:style-name="co10" table:default-cell-style-name="ce21"/>
        <table:table-column table:style-name="co9" table:number-columns-repeated="1001" table:default-cell-style-name="ce2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Номер</text:p>
          </table:table-cell>
          <table:table-cell office:value-type="string" table:style-name="ce3">
            <text:p>Требование</text:p>
          </table:table-cell>
          <table:table-cell office:value-type="string" table:style-name="ce28">
            <text:p>Модуль</text:p>
          </table:table-cell>
          <table:table-cell office:value-type="string" table:style-name="ce4">
            <text:p>Саб модель</text:p>
          </table:table-cell>
          <table:table-cell office:value-type="string" table:style-name="ce4">
            <text:p>Описание</text:p>
          </table:table-cell>
          <table:table-cell office:value-type="string" table:style-name="ce4">
            <text:p>Результат</text:p>
          </table:table-cell>
          <table:table-cell table:style-name="ce5"/>
          <table:table-cell office:value-type="string" table:style-name="ce6">
            <text:p>Чек-лист</text:p>
          </table:table-cell>
          <table:table-cell table:number-columns-repeated="16376" table:style-name="ce7"/>
        </table:table-row>
        <table:table-row table:style-name="ro2">
          <table:table-cell office:value-type="string" table:style-name="ce2">
            <text:p>1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9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27">
            <text:p>Главная страница</text:p>
          </table:table-cell>
          <table:table-cell office:value-type="string" table:style-name="ce10">
            <text:p>1 Открыть сайт</text:p>
            <text:p>2 Зайти в раздел одежды</text:p>
            <text:p>Whats New</text:p>
            <text:p>3 Кликнуть значок "LUMA"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новинки</text:p>
            <text:p>магазина присутсвуют, реклама<text:s/></text:p>
            <text:p>работает</text:p>
            <text:p>3 Возврат на главную страницу осуществлен, сайт «LUMA» открыт, в шапке сайта присутствует строка поиска, реклама работает</text:p>
          </table:table-cell>
          <table:table-cell table:style-name="ce10"/>
          <table:table-cell office:value-type="string" table:style-name="ce11">
            <text:p>Возврат на главную<text:s/></text:p>
            <text:p>страницу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">
            <text:p>2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Woman, Кликнуть соответствующий значок</text:p>
            <text:p>3 Выбрать раздел Hoodies &amp; Sweatshirts</text:p>
            <text:p>4 выбрать флис Circe Hooded Ice Fleece</text:p>
            <text:p>5 выбрать размер XS</text:p>
            <text:p>6 выбрать цвет серый</text:p>
            <text:p>7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женские бренды</text:p>
            <text:p>магазина присутсвуют, реклама<text:s/></text:p>
            <text:p>работает</text:p>
            <text:p>3 Страница открыта, худи и свитера присутствуют</text:p>
            <text:p>4 Страница с описанием флиса открыта</text:p>
            <text:p>5 Размер выбран</text:p>
            <text:p>6 Цвет выбран</text:p>
            <text:p>7 Товар в корзину добавлен</text:p>
            <text:p/>
          </table:table-cell>
          <table:table-cell table:style-name="ce10"/>
          <table:table-cell office:value-type="string" table:style-name="ce11">
            <text:p>Добавление в корзину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2">
            <text:p>3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<text:a xlink:href="https://magento./">Браузер Chrome<text:s/><text:line-break/>https://magento.<text:line-break/>softwaretestingboard.<text:line-break/>com/</text:a>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нажать кнопку на главной странице Create an Account</text:p>
            <text:p>3 Вводим в поле First Name имя</text:p>
            <text:p>4 Вводим в поле Last Name фамилию</text:p>
            <text:p>5 Вводим в поле Email почту</text:p>
            <text:p>6 Вводим в поле Passwordl пароль</text:p>
            <text:p>7 Вводим в поле Confirm Password повторный пароль</text:p>
            <text:p>8 Нажать кнопку Create an Account</text:p>
            <text:p/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Открылась страница для захвата данных нового пользователя</text:p>
            <text:p>3 Имя корректно введено</text:p>
            <text:p>4 Фамилия корректно введена</text:p>
            <text:p>5 Почта корректно введена</text:p>
            <text:p>6 Пароль корректно введен</text:p>
            <text:p>7 Повторный пароль корректно введен</text:p>
            <text:p>8 Регистрация прошла успешно<text:s/></text:p>
          </table:table-cell>
          <table:table-cell table:style-name="ce10"/>
          <table:table-cell office:value-type="string" table:style-name="ce11">
            <text:p>Регистрация покупателя</text:p>
          </table:table-cell>
          <table:table-cell table:number-columns-repeated="16376" table:style-name="ce12"/>
        </table:table-row>
        <table:table-row table:style-name="ro5">
          <table:table-cell office:value-type="string" table:style-name="ce2">
            <text:p>4</text:p>
          </table:table-cell>
          <table:table-cell office:value-type="string" table:style-name="ce26">
            <text:p>Тестиро</text:p>
            <text:p>вание<text:s/></text:p>
            <text:p>магази</text:p>
            <text:p>на одеж</text:p>
            <text:p>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Woman, Кликнуть соответствующий значок</text:p>
            <text:p>3 Выбрать раздел Hoodies &amp; Sweatshirts</text:p>
            <text:p>4 выбрать флис Circe Hooded Ice Fleece</text:p>
            <text:p>5 выбрать размер XS</text:p>
            <text:p>6 выбрать цвет серый</text:p>
            <text:p>7 добавить в корзину нажав кнопку Add to Cart</text:p>
            <text:p/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женские бренды</text:p>
            <text:p>магазина присутсвуют, реклама<text:s/></text:p>
            <text:p>работает</text:p>
            <text:p>3 Страница открыта, худи и свитера присутствуют</text:p>
            <text:p>4 Страница с описанием флиса открыта</text:p>
            <text:p>5 Размер выбран</text:p>
            <text:p>6 Цвет выбран</text:p>
            <text:p>7 Товар в корзину добавлен</text:p>
          </table:table-cell>
          <table:table-cell table:style-name="ce12"/>
          <table:table-cell office:value-type="string" table:style-name="ce11">
            <text:p>Добавление товара в корзину Circe Hooded Ice Fleece</text:p>
          </table:table-cell>
          <table:table-cell table:number-columns-repeated="16376" table:style-name="ce12"/>
        </table:table-row>
        <table:table-row table:style-name="ro6">
          <table:table-cell office:value-type="string" table:style-name="ce2">
            <text:p>5</text:p>
          </table:table-cell>
          <table:table-cell office:value-type="string" table:style-name="ce26">
            <text:p>Тестиро</text:p>
            <text:p>вание<text:s/></text:p>
            <text:p>магазина<text:s/></text:p>
            <text:p>одеж</text:p>
            <text:p>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MEN кликнуть соответствующий значок</text:p>
            <text:p>3 Выбрать раздел Jackets</text:p>
            <text:p>4 выбрать флис Circe Hooded Ice Fleece</text:p>
            <text:p>5 выбрать размер XS</text:p>
            <text:p>6 выбрать цвет черный</text:p>
            <text:p>7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мужские бренды</text:p>
            <text:p>магазина присутсвуют, реклама<text:s/></text:p>
            <text:p>работает</text:p>
            <text:p>3 Страница открыта, жакеты присутствуют</text:p>
            <text:p>4 Страница с описанием жакета открыта</text:p>
            <text:p>5 Размер выбран</text:p>
            <text:p>6 Цвет выбран</text:p>
            <text:p>7 Товар в корзину добавлен</text:p>
          </table:table-cell>
          <table:table-cell table:style-name="ce12"/>
          <table:table-cell office:value-type="string" table:style-name="ce11">
            <text:p>Добавление в корзину одежды из коллекции "MEN"</text:p>
          </table:table-cell>
          <table:table-cell table:number-columns-repeated="16376" table:style-name="ce12"/>
        </table:table-row>
        <table:table-row table:style-name="ro7">
          <table:table-cell office:value-type="string" table:style-name="ce2">
            <text:p>6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Зайти в раздел одежды</text:p>
            <text:p>Whats New</text:p>
            <text:p>3 Кликнуть значок "LUMA"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новинки</text:p>
            <text:p>магазина присутсвуют, реклама<text:s/></text:p>
            <text:p>работает</text:p>
            <text:p>3 Возврат на главную страницу осуществлен, сайт «LUMA» открыт, в шапке сайта присутствует строка поиска, реклама работает</text:p>
          </table:table-cell>
          <table:table-cell table:style-name="ce12"/>
          <table:table-cell office:value-type="string" table:style-name="ce11">
            <text:p>Возврат на главную<text:s/></text:p>
            <text:p>страницу из каталога</text:p>
          </table:table-cell>
          <table:table-cell table:number-columns-repeated="16376" table:style-name="ce12"/>
        </table:table-row>
        <table:table-row table:style-name="ro8">
          <table:table-cell office:value-type="string" table:style-name="ce2">
            <text:p>7</text:p>
          </table:table-cell>
          <table:table-cell office:value-type="string" table:style-name="ce26">
            <text:p>Тестиро</text:p>
            <text:p>вание<text:s/></text:p>
            <text:p>магази</text:p>
            <text:p>на одеж</text:p>
            <text:p>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GEAR, Кликнуть соответствующий значок</text:p>
            <text:p>3 Выбрать раздел Bags</text:p>
            <text:p>4 выбрать сумку Push It Messenger Bag</text:p>
            <text:p>5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виды сумок</text:p>
            <text:p>магазина присутсвуют, реклама<text:s/></text:p>
            <text:p>работает</text:p>
            <text:p>3 Страница открыта, сумки присутствуют</text:p>
            <text:p>4 Страница с описанием сумки открыта</text:p>
            <text:p>5 Товар в корзину добавлен</text:p>
          </table:table-cell>
          <table:table-cell table:style-name="ce12"/>
          <table:table-cell office:value-type="string" table:style-name="ce11">
            <text:p>Добавление в корзину одежды из коллекции "GEAR"</text:p>
          </table:table-cell>
          <table:table-cell table:number-columns-repeated="16376" table:style-name="ce12"/>
        </table:table-row>
        <table:table-row table:style-name="ro9">
          <table:table-cell office:value-type="string" table:style-name="ce2">
            <text:p>8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ale, Кликнуть соответствующий значок</text:p>
            <text:p>3 Выбрать раздел Tees</text:p>
            <text:p>4 выбрать тройник Desiree Fitness Tee</text:p>
            <text:p>5 выбрать размер XS</text:p>
            <text:p>6 выбрать цвет черный</text:p>
            <text:p>7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одежда по распродаже</text:p>
            <text:p>магазина присутсвуют, реклама<text:s/></text:p>
            <text:p>работает</text:p>
            <text:p>3 Страница открыта, тройники присутствуют</text:p>
            <text:p>4 Страница с описанием тройника открыта</text:p>
            <text:p>5 Размер выбран</text:p>
            <text:p>6 Цвет выбран</text:p>
            <text:p>7 Товар в корзину добавлен</text:p>
          </table:table-cell>
          <table:table-cell table:style-name="ce12"/>
          <table:table-cell office:value-type="string" table:style-name="ce11">
            <text:p>Добавление товара в корзину из Sale</text:p>
          </table:table-cell>
          <table:table-cell table:number-columns-repeated="16376" table:style-name="ce12"/>
        </table:table-row>
        <table:table-row table:style-name="ro10">
          <table:table-cell office:value-type="string" table:style-name="ce2">
            <text:p>9</text:p>
          </table:table-cell>
          <table:table-cell office:value-type="string" table:style-name="ce26">
            <text:p>Тестиро</text:p>
            <text:p>вание<text:s/></text:p>
            <text:p>магази</text:p>
            <text:p>на одеж</text:p>
            <text:p>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hop New Yoga, Кликнуть соответствующий значок</text:p>
            <text:p>3 выбрать шорты Echo Fit Compression Short</text:p>
            <text:p>4 выбрать размер 25</text:p>
            <text:p>5 выбрать цвет черный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шорты</text:p>
            <text:p>магазина присутсвуют, реклама<text:s/></text:p>
            <text:p>работает</text:p>
            <text:p>3 Страница с описанием шорт открыта</text:p>
            <text:p>4 Размер выбран</text:p>
            <text:p>5 Цвет выбран</text:p>
            <text:p>6 Товар в корзину добавлен</text:p>
          </table:table-cell>
          <table:table-cell table:style-name="ce12"/>
          <table:table-cell office:value-type="string" table:style-name="ce11">
            <text:p>Добавление товара в корзину из Shop New Yoga</text:p>
          </table:table-cell>
          <table:table-cell table:number-columns-repeated="16376" table:style-name="ce12"/>
        </table:table-row>
        <table:table-row table:style-name="ro11">
          <table:table-cell office:value-type="string" table:style-name="ce2">
            <text:p>10</text:p>
          </table:table-cell>
          <table:table-cell office:value-type="string" table:style-name="ce26">
            <text:p>Тестиро</text:p>
            <text:p>вание<text:s/></text:p>
            <text:p>магази</text:p>
            <text:p>на одеж</text:p>
            <text:p>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Войти в аккаунт кликнув Welcome, dinur sabitov! My account</text:p>
            <text:p/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В личный вход произведен успешно<text:s/></text:p>
          </table:table-cell>
          <table:table-cell table:style-name="ce12"/>
          <table:table-cell office:value-type="string" table:style-name="ce11">
            <text:p>Войти в аккаут</text:p>
          </table:table-cell>
          <table:table-cell table:number-columns-repeated="16376" table:style-name="ce12"/>
        </table:table-row>
        <table:table-row table:style-name="ro12">
          <table:table-cell office:value-type="string" table:style-name="ce2">
            <text:p>11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hop Tees, Кликнуть соответствующий значок</text:p>
            <text:p>3 Выбрать футболку Desiree Fitness Tee</text:p>
            <text:p>4 выбрать размер XS</text:p>
            <text:p>5 выбрать цвет черный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футболки</text:p>
            <text:p>магазина присутсвуют, реклама<text:s/></text:p>
            <text:p>работает</text:p>
            <text:p>3 Страница с описанием футболки открыта</text:p>
            <text:p>4 Размер выбран</text:p>
            <text:p>5 Цвет выбран</text:p>
            <text:p>6 Товар в корзину добавлен</text:p>
            <text:p/>
          </table:table-cell>
          <table:table-cell table:style-name="ce12"/>
          <table:table-cell office:value-type="string" table:style-name="ce11">
            <text:p>Добавление товара в корзину из Shop Tees</text:p>
          </table:table-cell>
          <table:table-cell table:number-columns-repeated="16376" table:style-name="ce12"/>
        </table:table-row>
        <table:table-row table:style-name="ro13">
          <table:table-cell office:value-type="string" table:style-name="ce2">
            <text:p>12</text:p>
          </table:table-cell>
          <table:table-cell office:value-type="string" table:style-name="ce8">
            <text:p>Тестирование магазина одежды LUMA</text:p>
          </table:table-cell>
          <table:table-cell office:value-type="string" table:style-name="ce13">
            <text:p>Браузер Chrome<text:s/></text:p>
            <text:p>https://magento.</text:p>
            <text:p>softwaretestingboard.</text:p>
            <text:p>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hop Perfomance Кликнуть соответствующий значок</text:p>
            <text:p>3 Выбрать шорты Sybil Running Short</text:p>
            <text:p>4 выбрать размер 28</text:p>
            <text:p>5 выбрать цвет purple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бренды Perfomance<text:s/></text:p>
            <text:p>магазина присутсвуют, реклама<text:s/></text:p>
            <text:p>работает</text:p>
            <text:p>3 Страница с описанием шорт открыта</text:p>
            <text:p>4 Размер выбран</text:p>
            <text:p>5 Цвет выбран</text:p>
            <text:p>6 Товар в корзину добавлен</text:p>
          </table:table-cell>
          <table:table-cell table:style-name="ce12"/>
          <table:table-cell office:value-type="string" table:style-name="ce11">
            <text:p>Добавление товара в корзину из рекламы Shop Perfomance</text:p>
          </table:table-cell>
          <table:table-cell table:number-columns-repeated="16376" table:style-name="ce12"/>
        </table:table-row>
        <table:table-row table:style-name="ro14">
          <table:table-cell office:value-type="string" table:style-name="ce2">
            <text:p>13</text:p>
          </table:table-cell>
          <table:table-cell office:value-type="string" table:style-name="ce14">
            <text:p>Тестирование магазина одежды LUMA</text:p>
          </table:table-cell>
          <table:table-cell office:value-type="string" table:style-name="ce27">
            <text:p>Браузер Chrome<text:s/></text:p>
            <text:p>https://magento.</text:p>
            <text:p>softwaretestingboard.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hop Pants Кликнуть соответствующий значок</text:p>
            <text:p>3 Выбрать капри Portia Capri</text:p>
            <text:p>4 выбрать размер 28</text:p>
            <text:p>5 выбрать цвет blue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бренды Pants<text:s/></text:p>
            <text:p>магазина присутсвуют, реклама<text:s/></text:p>
            <text:p>работает</text:p>
            <text:p>3 Страница с описанием капри открыта</text:p>
            <text:p>4 Размер выбран</text:p>
            <text:p>5 Цвет выбран</text:p>
            <text:p>6 Товар в корзину добавлен</text:p>
          </table:table-cell>
          <table:table-cell table:style-name="ce12"/>
          <table:table-cell office:value-type="string" table:style-name="ce11">
            <text:p>Добавление товара в корзину из рекламы Shop Pants</text:p>
          </table:table-cell>
          <table:table-cell table:number-columns-repeated="16376" table:style-name="ce12"/>
        </table:table-row>
        <table:table-row table:style-name="ro15">
          <table:table-cell office:value-type="string" table:style-name="ce2">
            <text:p>14</text:p>
          </table:table-cell>
          <table:table-cell office:value-type="string" table:style-name="ce14">
            <text:p>Тестирование магазина одежды LUMA</text:p>
          </table:table-cell>
          <table:table-cell office:value-type="string" table:style-name="ce27">
            <text:p>Браузер Chrome<text:s/></text:p>
            <text:p>https://magento.</text:p>
            <text:p>softwaretestingboard.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Войти в корзину, нажав иконку</text:p>
            <text:p>3 Выбрать шорты Echo Fit Compression Short</text:p>
            <text:p>4 выбрать размер 29</text:p>
            <text:p>5 выбрать цвет blue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Вход в корзину осуществлен, выбранные ранее товары присутствуют</text:p>
            <text:p>3 Страница с описанием шорт открыта</text:p>
            <text:p>4 Размер выбран</text:p>
            <text:p>5 Цвет выбран</text:p>
            <text:p>6 Товар в корзину добавлен и размер изменен</text:p>
          </table:table-cell>
          <table:table-cell table:style-name="ce12"/>
          <table:table-cell office:value-type="string" table:style-name="ce11">
            <text:p>Изменение размера в корзине Echo Fit Compression Short</text:p>
          </table:table-cell>
          <table:table-cell table:number-columns-repeated="16376" table:style-name="ce12"/>
        </table:table-row>
        <table:table-row table:style-name="ro16">
          <table:table-cell office:value-type="string" table:style-name="ce2">
            <text:p>15</text:p>
          </table:table-cell>
          <table:table-cell office:value-type="string" table:style-name="ce14">
            <text:p>Тестирование магазина одежды LUMA</text:p>
          </table:table-cell>
          <table:table-cell office:value-type="string" table:style-name="ce27">
            <text:p>Браузер Chrome<text:s/></text:p>
            <text:p>https://magento.</text:p>
            <text:p>softwaretestingboard.com/</text:p>
          </table:table-cell>
          <table:table-cell office:value-type="string" table:style-name="ce10">
            <text:p>Главная страница</text:p>
          </table:table-cell>
          <table:table-cell office:value-type="string" table:style-name="ce10">
            <text:p>1 Открыть сайт</text:p>
            <text:p>2 Перейти в раздел одежды Shop Eco-Friendly, Кликнуть соответствующий значок</text:p>
            <text:p>3 Выбрать шорты Ana Running Short</text:p>
            <text:p>4 выбрать размер 28</text:p>
            <text:p>5 выбрать цвет black</text:p>
            <text:p>6 добавить в корзину нажав кнопку Add to Cart</text:p>
          </table:table-cell>
          <table:table-cell office:value-type="string" table:style-name="ce10">
            <text:p>1 Сайт «LUMA» открыт, в шапке сайта присутствует строка поиска, реклама работает</text:p>
            <text:p>2 Страница открыта, все бренды Eco-Friendly<text:s/></text:p>
            <text:p>магазина присутсвуют, реклама<text:s/></text:p>
            <text:p>работает</text:p>
            <text:p>3 Страница с описанием шорт открыта</text:p>
            <text:p>4 Размер выбран</text:p>
            <text:p>5 Цвет выбран</text:p>
            <text:p>6 Товар в корзину добавлен</text:p>
          </table:table-cell>
          <table:table-cell table:style-name="ce12"/>
          <table:table-cell office:value-type="string" table:style-name="ce11">
            <text:p>Добавление шорт в корзину из рекламы Shop Eco-Friendly</text:p>
          </table:table-cell>
          <table:table-cell table:number-columns-repeated="16376" table:style-name="ce12"/>
        </table:table-row>
        <table:table-row table:number-rows-repeated="8" table:style-name="ro17">
          <table:table-cell table:style-name="ce15"/>
          <table:table-cell table:style-name="ce14"/>
          <table:table-cell table:style-name="ce27"/>
          <table:table-cell table:number-columns-repeated="3" table:style-name="ce10"/>
          <table:table-cell table:number-columns-repeated="16378" table:style-name="ce12"/>
        </table:table-row>
        <table:table-row table:number-rows-repeated="17" table:style-name="ro17">
          <table:table-cell table:style-name="ce16"/>
          <table:table-cell table:style-name="ce14"/>
          <table:table-cell table:style-name="ce27"/>
          <table:table-cell table:number-columns-repeated="3" table:style-name="ce10"/>
          <table:table-cell table:number-columns-repeated="16378" table:style-name="ce12"/>
        </table:table-row>
        <table:table-row table:number-rows-repeated="3" table:style-name="ro17">
          <table:table-cell table:style-name="ce17"/>
          <table:table-cell table:style-name="ce14"/>
          <table:table-cell table:style-name="ce27"/>
          <table:table-cell table:number-columns-repeated="3" table:style-name="ce10"/>
          <table:table-cell table:number-columns-repeated="16378" table:style-name="ce12"/>
        </table:table-row>
        <table:table-row table:number-rows-repeated="4" table:style-name="ro17">
          <table:table-cell table:style-name="ce17"/>
          <table:table-cell table:style-name="ce14"/>
          <table:table-cell table:style-name="ce29"/>
          <table:table-cell table:style-name="ce18"/>
          <table:table-cell table:number-columns-repeated="2" table:style-name="ce19"/>
          <table:table-cell table:number-columns-repeated="16378"/>
        </table:table-row>
        <table:table-row table:number-rows-repeated="11" table:style-name="ro17">
          <table:table-cell/>
          <table:table-cell table:style-name="ce14"/>
          <table:table-cell table:style-name="ce29"/>
          <table:table-cell table:style-name="ce18"/>
          <table:table-cell table:number-columns-repeated="2" table:style-name="ce19"/>
          <table:table-cell table:number-columns-repeated="16378"/>
        </table:table-row>
        <table:table-row table:number-rows-repeated="1048517" table:style-name="ro18">
          <table:table-cell table:number-columns-repeated="16384"/>
        </table:table-row>
      </table:table>
      <table:table table:name="Critical_Path_test" table:style-name="ta2">
        <table:table-column table:style-name="co12" table:default-cell-style-name="ce17"/>
        <table:table-column table:style-name="co13" table:default-cell-style-name="ce12"/>
        <table:table-column table:style-name="co14" table:default-cell-style-name="ce21"/>
        <table:table-column table:style-name="co15" table:default-cell-style-name="ce22"/>
        <table:table-column table:style-name="co16" table:default-cell-style-name="ce23"/>
        <table:table-column table:style-name="co17" table:default-cell-style-name="ce23"/>
        <table:table-column table:style-name="co18" table:default-cell-style-name="ce20"/>
        <table:table-column table:style-name="co9" table:number-columns-repeated="1017" table:default-cell-style-name="ce21"/>
        <table:table-column table:style-name="co11" table:number-columns-repeated="15360" table:default-cell-style-name="ce1"/>
        <table:table-row table:style-name="ro1">
          <table:table-cell office:value-type="string" table:style-name="ce24">
            <text:p>No.</text:p>
          </table:table-cell>
          <table:table-cell office:value-type="string" table:style-name="ce5">
            <text:p>Requirements No.</text:p>
          </table:table-cell>
          <table:table-cell office:value-type="string" table:style-name="ce5">
            <text:p>Module</text:p>
          </table:table-cell>
          <table:table-cell office:value-type="string" table:style-name="ce5">
            <text:p>Sub-Module/Screen</text:p>
          </table:table-cell>
          <table:table-cell office:value-type="string" table:style-name="ce5">
            <text:p>Test Case Description</text:p>
          </table:table-cell>
          <table:table-cell office:value-type="string" table:style-name="ce5">
            <text:p>Expected Results</text:p>
          </table:table-cell>
          <table:table-cell office:value-type="string" table:style-name="ce5">
            <text:p>Comments</text:p>
          </table:table-cell>
          <table:table-cell table:number-columns-repeated="16377" table:style-name="ce7"/>
        </table:table-row>
        <table:table-row table:number-rows-repeated="14" table:style-name="ro1">
          <table:table-cell table:style-name="ce25"/>
          <table:table-cell table:number-columns-repeated="16383" table:style-name="ce12"/>
        </table:table-row>
        <table:table-row table:number-rows-repeated="29" table:style-name="ro1">
          <table:table-cell table:style-name="ce17"/>
          <table:table-cell table:number-columns-repeated="16383" table:style-name="ce12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Smoke_test.A1:Smoke_test.F67" table:name="__xlnm._FilterDatabase"/>
        <table:database-range table:target-range-address="Critical_Path_test.A1:Critical_Path_test.F3" table:name="__xlnm._FilterDatabase_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2007874015748in" fo:margin-bottom="0.25in" fo:margin-left="0.25in" fo:margin-right="0.17007874015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Динур Сабитов</meta:initial-creator>
    <dc:creator>Динур Сабитов</dc:creator>
    <meta:creation-date>2022-12-17T16:16:47Z</meta:creation-date>
    <dc:date>2023-06-30T13:29:44Z</dc:date>
    <meta:editing-cycles>1</meta:editing-cycles>
    <meta:editing-duration>PT74S</meta:editing-duration>
  </office:meta>
</office:document-meta>
</file>